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hetsarath OT" svg:font-family="'Phetsarath OT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92b2c" fo:letter-spacing="normal" officeooo:paragraph-rsid="001828f0" style:font-name-complex="Phetsarath OT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92b2c" fo:letter-spacing="normal" officeooo:paragraph-rsid="001cc5a3" style:font-name-complex="Phetsarath OT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92b2c" fo:letter-spacing="normal" officeooo:paragraph-rsid="001e700d" style:font-name-complex="Phetsarath OT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92b2c" fo:letter-spacing="normal" officeooo:paragraph-rsid="0021ca21" style:font-name-complex="Phetsarath OT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92b2c" fo:letter-spacing="normal" officeooo:rsid="002010ee" officeooo:paragraph-rsid="002010ee" style:font-name-complex="Phetsarath OT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92b2c" fo:letter-spacing="normal" officeooo:paragraph-rsid="00225350"/>
    </style:style>
    <style:style style:name="T1" style:family="text">
      <style:text-properties officeooo:rsid="00172fe4"/>
    </style:style>
    <style:style style:name="T2" style:family="text">
      <style:text-properties officeooo:rsid="001828f0"/>
    </style:style>
    <style:style style:name="T3" style:family="text">
      <style:text-properties officeooo:rsid="001e700d"/>
    </style:style>
    <style:style style:name="T4" style:family="text">
      <style:text-properties officeooo:rsid="002010ee"/>
    </style:style>
    <style:style style:name="T5" style:family="text">
      <style:text-properties officeooo:rsid="0021ca21"/>
    </style:style>
    <style:style style:name="T6" style:family="text">
      <style:text-properties style:font-name="Phetsarath OT" fo:font-size="15pt" fo:font-style="normal" fo:font-weight="normal"/>
    </style:style>
    <style:style style:name="T7" style:family="text">
      <style:text-properties style:font-name-complex="Phetsarath OT" style:font-size-complex="15pt" style:font-style-complex="normal" style:font-weight-complex="normal"/>
    </style:style>
    <style:style style:name="T8" style:family="text">
      <style:text-properties officeooo:rsid="00225350" style:font-name-complex="Phetsarath OT" style:font-size-complex="15pt" style:font-style-complex="normal" style:font-weight-complex="normal"/>
    </style:style>
    <style:style style:name="T9" style:family="text">
      <style:text-properties officeooo:rsid="0021ca21" style:font-name-complex="Phetsarath OT" style:font-size-complex="15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ກັວວ, ກັຍ, ໂກວ, ກົຍ, ກອວ, ກັອວ, ກຸວ, ເກີວ, ເກິວ, ກວວ, ກັວວ, ເກືອວ, ເກຶອວ <text:span text:style-name="T1">n ‘exite pas</text:span></text:p>
      <text:p text:style-name="P1">ກັວ <text:span text:style-name="T2">n’existe pas, sauf en théorie</text:span></text:p>
      <text:p text:style-name="P1"/>
      <text:p text:style-name="P3">ເຫຼຶອຫຼ <text:span text:style-name="T3">← generation ຫຼ </text:span></text:p>
      <text:p text:style-name="P5">pas d’accent avec les syllabes courtes</text:p>
      <text:p text:style-name="P3"/>
      <text:p text:style-name="P3">ຄະ <text:span text:style-name="T4">= </text:span>ຂະ</text:p>
      <text:p text:style-name="P4">ຂາ<text:span text:style-name="T4">່ = ຄາ່</text:span></text:p>
      <text:p text:style-name="P4">ຂາ<text:span text:style-name="T5">້ = ຄາ້</text:span></text:p>
      <text:p text:style-name="P4"/>
      <text:p text:style-name="P6"><text:span text:style-name="T8">ຮ່ວມຄວ່າ </text:span><text:span text:style-name="T9">← probleme, </text:span><text:span text:style-name="T8">donne </text:span><text:span text:style-name="T7">ຮວມກ –</text:span><text:span text:style-name="T6"> </text:span><text:span text:style-name="T7">ວາ, </text:span><text:span text:style-name="T8">alors que ຮ່ວມຄວ່າfonctionne (donc c’est un probleme des 6 consonnes final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hetsarath OT" svg:font-family="'Phetsarath OT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6:28:11.965228385</meta:creation-date>
    <dc:date>2017-08-02T16:56:53.178265225</dc:date>
    <meta:editing-duration>PT18M29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21" meta:character-count="297" meta:non-whitespace-character-count="245"/>
  </office:meta>
</office:document-meta>
</file>